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Standard">
      <style:paragraph-properties fo:margin-top="0cm" fo:margin-bottom="0.499cm" loext:contextual-spacing="false"/>
      <style:text-properties fo:language="de" fo:country="DE"/>
    </style:style>
    <style:style style:name="P4" style:family="paragraph" style:parent-style-name="Standard">
      <style:text-properties officeooo:rsid="003bbd4d" officeooo:paragraph-rsid="003bbd4d"/>
    </style:style>
    <style:style style:name="P5" style:family="paragraph" style:parent-style-name="Standard">
      <style:text-properties officeooo:rsid="003d1ce5" officeooo:paragraph-rsid="003d1ce5"/>
    </style:style>
    <style:style style:name="T1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5. Pinterest</text:p>
      <text:p text:style-name="P4">Etwas 5-10 Pins</text:p>
      <text:p text:style-name="P4"/>
      <text:p text:style-name="P4"/>
      <text:p text:style-name="P4">4.Quora</text:p>
      <text:p text:style-name="P4">Good for beginners</text:p>
      <text:p text:style-name="P4"/>
      <text:p text:style-name="P4"/>
      <text:p text:style-name="P4">3.Facebook</text:p>
      <text:p text:style-name="P4"/>
      <text:p text:style-name="P4">2.TikTok</text:p>
      <text:p text:style-name="P4"/>
      <text:p text:style-name="P4">1.Clubhouse</text:p>
      <text:p text:style-name="P4">people fireing up VERY QUICKLY</text:p>
      <text:p text:style-name="P5">=&gt; Create a romm about a subject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1T22:59:18.760376474</dc:date>
    <meta:editing-duration>PT4H53M15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4" meta:character-count="144" meta:non-whitespace-character-count="129"/>
  </office:meta>
</office:document-meta>
</file>